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ecdc4" officeooo:paragraph-rsid="001ecdc4"/>
    </style:style>
    <style:style style:name="P2" style:family="paragraph" style:parent-style-name="Standard">
      <style:paragraph-properties fo:text-align="start" style:justify-single-word="false"/>
      <style:text-properties fo:font-size="12pt" officeooo:rsid="001ecdc4" officeooo:paragraph-rsid="001ecdc4"/>
    </style:style>
    <style:style style:name="P3" style:family="paragraph" style:parent-style-name="Standard">
      <style:paragraph-properties fo:text-align="start" style:justify-single-word="false"/>
      <style:text-properties fo:font-size="12pt" officeooo:rsid="00226e0d" officeooo:paragraph-rsid="00226e0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26e0d" officeooo:paragraph-rsid="0023165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3fc8f" officeooo:paragraph-rsid="0023fc8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1ef318" officeooo:paragraph-rsid="001ef318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290b18" officeooo:paragraph-rsid="00290b18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officeooo:rsid="00274430" officeooo:paragraph-rsid="00274430" style:font-size-asian="12.25pt" style:font-size-complex="14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ecdc4" officeooo:paragraph-rsid="001ecdc4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226e0d" officeooo:paragraph-rsid="00226e0d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226e0d" officeooo:paragraph-rsid="0023165e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226e0d" officeooo:paragraph-rsid="0025757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6e0d" officeooo:paragraph-rsid="0023165e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23165e" officeooo:paragraph-rsid="0023165e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23165e" officeooo:paragraph-rsid="0025757d" style:font-size-asian="10.5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25757d" officeooo:paragraph-rsid="0025757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5757d" officeooo:paragraph-rsid="0025757d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officeooo:rsid="00274430" officeooo:paragraph-rsid="00274430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6pt" officeooo:rsid="00226e0d" officeooo:paragraph-rsid="00226e0d" style:font-size-asian="14pt" style:font-size-complex="16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6pt" officeooo:rsid="0023165e" officeooo:paragraph-rsid="0023165e" style:font-size-asian="14pt" style:font-size-complex="16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6pt" officeooo:rsid="0023165e" officeooo:paragraph-rsid="0025757d" style:font-size-asian="14pt" style:font-size-complex="16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6pt" officeooo:rsid="00274430" officeooo:paragraph-rsid="00274430" style:font-size-asian="14pt" style:font-size-complex="16pt"/>
    </style:style>
    <style:style style:name="T1" style:family="text">
      <style:text-properties fo:font-size="16pt"/>
    </style:style>
    <style:style style:name="T2" style:family="text">
      <style:text-properties officeooo:rsid="0021163f"/>
    </style:style>
    <style:style style:name="T3" style:family="text">
      <style:text-properties officeooo:rsid="0023165e"/>
    </style:style>
    <style:style style:name="T4" style:family="text">
      <style:text-properties officeooo:rsid="0025757d"/>
    </style:style>
    <style:style style:name="T5" style:family="text">
      <style:text-properties officeooo:rsid="002a92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UBY</text:span></text:p>
      <text:list xml:id="list7075737633902508145" text:style-name="L1">
        <text:list-item>
          <text:p text:style-name="P6">sudo apt install ruby <text:span text:style-name="T2">ir rdoc ruby-pg</text:span></text:p>
        </text:list-item>
        <text:list-item>
          <text:p text:style-name="P7"><text:span text:style-name="T5">install </text:span>gem pry</text:p>
        </text:list-item>
      </text:list>
      <text:list xml:id="list6917944120483512846" text:style-name="L2">
        <text:list-item>
          <text:p text:style-name="P9">tipado dinámico</text:p>
        </text:list-item>
        <text:list-item>
          <text:p text:style-name="P9">interpretado</text:p>
        </text:list-item>
        <text:list-item>
          <text:p text:style-name="P9">orientado a objetos</text:p>
        </text:list-item>
        <text:list-item>
          <text:p text:style-name="P9">$ruby <text:s/>/ <text:s/>$irb</text:p>
        </text:list-item>
      </text:list>
      <text:p text:style-name="P2"/>
      <text:p text:style-name="P2"/>
      <text:p text:style-name="P2"/>
      <text:list xml:id="list211257459446492" text:continue-numbering="true" text:style-name="L2">
        <text:list-item>
          <text:p text:style-name="P19">IF</text:p>
          <text:list>
            <text:list-item>
              <text:p text:style-name="P10">if condicion</text:p>
              <text:list>
                <text:list-item>
                  <text:p text:style-name="P10">cuerpo</text:p>
                </text:list-item>
              </text:list>
            </text:list-item>
            <text:list-item>
              <text:p text:style-name="P10"><text:span text:style-name="T3">[</text:span>else // elif</text:p>
              <text:list>
                <text:list-item>
                  <text:p text:style-name="P10">cuerpo<text:span text:style-name="T3">]</text:span></text:p>
                </text:list-item>
              </text:list>
            </text:list-item>
            <text:list-item>
              <text:p text:style-name="P10">end</text:p>
            </text:list-item>
          </text:list>
        </text:list-item>
      </text:list>
      <text:p text:style-name="P3"/>
      <text:list xml:id="list211259480289470" text:continue-numbering="true" text:style-name="L2">
        <text:list-item>
          <text:p text:style-name="P20">WHILE</text:p>
          <text:list>
            <text:list-item>
              <text:p text:style-name="P14">while condicion</text:p>
              <text:list>
                <text:list-item>
                  <text:p text:style-name="P11">cuerpo</text:p>
                </text:list-item>
              </text:list>
            </text:list-item>
            <text:list-item>
              <text:p text:style-name="P11">end</text:p>
            </text:list-item>
          </text:list>
        </text:list-item>
      </text:list>
      <text:p text:style-name="P4"/>
      <text:list xml:id="list211257405155098" text:continue-numbering="true" text:style-name="L2">
        <text:list-item>
          <text:p text:style-name="P20">FOR</text:p>
          <text:list>
            <text:list-item>
              <text:p text:style-name="P14">for i in 1..5 do</text:p>
              <text:list>
                <text:list-item>
                  <text:p text:style-name="P11">cuerpo</text:p>
                </text:list-item>
              </text:list>
            </text:list-item>
            <text:list-item>
              <text:p text:style-name="P11">end</text:p>
            </text:list-item>
          </text:list>
        </text:list-item>
      </text:list>
      <text:p text:style-name="P5"/>
      <text:list xml:id="list211258658581156" text:continue-numbering="true" text:style-name="L2">
        <text:list-item>
          <text:p text:style-name="P20">FOR (forma rubista)</text:p>
          <text:list>
            <text:list-item>
              <text:p text:style-name="P14">(rango).each do {| i |</text:p>
              <text:list>
                <text:list-item>
                  <text:p text:style-name="P11">cuerpo<text:span text:style-name="T3">}{bloque de código}</text:span></text:p>
                </text:list-item>
              </text:list>
            </text:list-item>
            <text:list-item>
              <text:p text:style-name="P11">end</text:p>
            </text:list-item>
          </text:list>
        </text:list-item>
      </text:list>
      <text:p text:style-name="P4"/>
      <text:list xml:id="list211259089480510" text:continue-numbering="true" text:style-name="L2">
        <text:list-item>
          <text:p text:style-name="P21">FOR <text:span text:style-name="T4">array bidimensional</text:span>(forma rubista)</text:p>
          <text:list>
            <text:list-item>
              <text:p text:style-name="P15">(rango).each do {| i |</text:p>
              <text:list>
                <text:list-item>
                  <text:p text:style-name="P16">each do |j|</text:p>
                  <text:list>
                    <text:list-item>
                      <text:p text:style-name="P12"><text:span text:style-name="T4">{</text:span>cuerp<text:span text:style-name="T4">o segunfo each}{bloque de código}</text:span></text:p>
                    </text:list-item>
                  </text:list>
                </text:list-item>
                <text:list-item>
                  <text:p text:style-name="P12">end</text:p>
                </text:list-item>
                <text:list-item>
                  <text:p text:style-name="P16">cuerpo primer each}</text:p>
                </text:list-item>
              </text:list>
            </text:list-item>
            <text:list-item>
              <text:p text:style-name="P16">end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211258362295120" text:continue-numbering="true" text:style-name="L2">
        <text:list-item>
          <text:p text:style-name="P22">CLASES</text:p>
          <text:list>
            <text:list-item>
              <text:p text:style-name="P8">atributos</text:p>
              <text:list>
                <text:list-item>
                  <text:p text:style-name="P18">crear setters y getters: attr_accessor :(nombre atributo) – se puede poner coma <text:s/>y poner más atributos</text:p>
                </text:list-item>
                <text:list-item>
                  <text:p text:style-name="P18"><text:soft-page-break/>crear getter: attr_reader :(nombre atributo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5:38:00.593082353</meta:creation-date>
    <dc:date>2017-05-16T21:12:57.338675583</dc:date>
    <meta:editing-duration>PT1H11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33" meta:character-count="619" meta:non-whitespace-character-count="552"/>
  </office:meta>
</office:document-meta>
</file>